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buntu mono" svg:font-family="'Ubuntu mono', 'Courier New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fo:letter-spacing="normal" fo:font-style="normal" fo:font-weight="bold"/>
    </style:style>
    <style:style style:name="T4" style:family="text">
      <style:text-properties fo:font-variant="normal" fo:text-transform="none" fo:color="#000000" style:font-name="Ubuntu mono" fo:letter-spacing="normal" fo:font-style="normal"/>
    </style:style>
    <style:style style:name="T5" style:family="text">
      <style:text-properties fo:font-variant="normal" fo:text-transform="none" fo:color="#000000" style:font-name="Ubuntu mono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 1.1 :</text:p>
      <text:p text:style-name="Standard">A = 3</text:p>
      <text:p text:style-name="Standard">B = 4</text:p>
      <text:p text:style-name="Standard"/>
      <text:p text:style-name="Standard">1.2</text:p>
      <text:p text:style-name="Standard"/>
      <text:p text:style-name="P1"><text:span text:style-name="T2">A = 2</text:span></text:p>
      <text:p text:style-name="P1"><text:span text:style-name="T2">B = 3</text:span></text:p>
      <text:p text:style-name="P1"><text:span text:style-name="T2">C = 1</text:span> </text:p>
      <text:p text:style-name="P1"/>
      <text:p text:style-name="P1">1.3</text:p>
      <text:p text:style-name="P1"/>
      <text:p text:style-name="P1">A = 6</text:p>
      <text:p text:style-name="P1">B = 2</text:p>
      <text:p text:style-name="P1"/>
      <text:p text:style-name="P1">1.4</text:p>
      <text:p text:style-name="P1">A = 13</text:p>
      <text:p text:style-name="P1">B = 10</text:p>
      <text:p text:style-name="P1">C = 13</text:p>
      <text:p text:style-name="P1"/>
      <text:p text:style-name="P1">1.5</text:p>
      <text:p text:style-name="P1">A = 2</text:p>
      <text:p text:style-name="P1">B = 2</text:p>
      <text:p text:style-name="P1"/>
      <text:p text:style-name="P1">2.1</text:p>
      <text:p text:style-name="P1">Il y aura écrit 231 et 231 x 2 donc 462</text:p>
      <text:p text:style-name="P1"/>
      <text:p text:style-name="P1">2.2</text:p>
      <text:p text:style-name="P1"><text:line-break/><text:span text:style-name="T2">Début</text:span><text:line-break/>é<text:span text:style-name="T2">crire "Entrez un nombre :"</text:span><text:line-break/><text:span text:style-name="T2">Lire nb</text:span><text:line-break/><text:span text:style-name="T2">carr = nb * nb</text:span><text:line-break/>é<text:span text:style-name="T2">crire "Son carré est : ", carr</text:span><text:line-break/><text:span text:style-name="T2">Fin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buntu mono" svg:font-family="'Ubuntu mono', 'Courier New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01T10:04:44.54</meta:creation-date>
    <meta:document-statistic meta:table-count="0" meta:image-count="0" meta:object-count="0" meta:page-count="1" meta:paragraph-count="21" meta:word-count="77" meta:character-count="223"/>
    <dc:date>2021-04-09T11:50:32.07</dc:date>
    <meta:editing-duration>PT44S</meta:editing-duration>
    <meta:editing-cycles>1</meta:editing-cycles>
    <meta:generator>OpenOffice/4.1.9$Win32 OpenOffice.org_project/419m1$Build-9805</meta:generator>
  </office:meta>
</office:document-meta>
</file>